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B02BEE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text-properties fo:color="#a9a9a9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18.061cm" svg:x="1.79cm" svg:y="1.79cm">
          <draw:image xlink:href="Pictures/100000000000040000000400B02BEE7F.png" xlink:type="simple" xlink:show="embed" xlink:actuate="onLoad" draw:mime-type="image/png">
            <text:p/>
          </draw:image>
        </draw:frame>
        <draw:frame draw:style-name="gr2" draw:text-style-name="P2" draw:layer="layout" svg:width="4.586cm" svg:height="3.095cm" svg:x="16.578cm" svg:y="18.12cm">
          <draw:text-box>
            <text:p><text:span text:style-name="T1">(c) 2000-2025 Christopher <text:s text:c="2"/>Andrew <text:s text:c="3"/></text:span></text:p>
            <text:p><text:span text:style-name="T1">Topalian</text:span></text:p>
          </draw:text-box>
        </draw:frame>
        <draw:frame draw:style-name="gr3" draw:text-style-name="P2" draw:layer="layout" svg:width="6.856cm" svg:height="1.826cm" svg:x="0.37cm" svg:y="0.177cm">
          <draw:text-box>
            <text:p><text:span text:style-name="T2">TRUE AI</text:span></text:p>
          </draw:text-box>
        </draw:frame>
        <draw:frame draw:style-name="gr4" draw:text-style-name="P2" draw:layer="layout" svg:width="9.455cm" svg:height="0.962cm" svg:x="11.847cm" svg:y="0.335cm">
          <draw:text-box>
            <text:p><text:span text:style-name="T1">Christopher Andrew Topalian</text:span></text:p>
          </draw:text-box>
        </draw:frame>
        <draw:frame draw:style-name="gr5" draw:text-style-name="P2" draw:layer="layout" svg:width="9.455cm" svg:height="1.673cm" svg:x="0.49cm" svg:y="19.664cm">
          <draw:text-box>
            <text:p><text:span text:style-name="T1">Github.com/ChristopherAndrewTopalian</text:span></text:p>
          </draw:text-box>
        </draw:frame>
        <draw:custom-shape draw:style-name="gr6" draw:text-style-name="P4" draw:layer="layout" svg:width="10.02cm" svg:height="2.869cm" draw:transform="skewX (6.47645223508318E-017) rotate (0.746477321077975) translate (5.89cm 12.876cm)">
          <text:p text:style-name="P3"><text:span text:style-name="T3">College of Scripting</text:span></text:p>
          <text:p text:style-name="P3"><text:span text:style-name="T3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7" draw:text-style-name="P4" draw:layer="layout" svg:width="5.566cm" svg:height="3.094cm" draw:transform="rotate (0.746477321077975) translate (10.328cm 13.326cm)">
          <text:p text:style-name="P3"><text:span text:style-name="T3">Christopher</text:span></text:p>
          <text:p text:style-name="P3"><text:span text:style-name="T3">Andrew</text:span></text:p>
          <text:p text:style-name="P3"><text:span text:style-name="T3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06-27T23:08:45.708448400</dc:date>
    <meta:editing-duration>PT4H29M11S</meta:editing-duration>
    <meta:editing-cycles>51</meta:editing-cycles>
    <meta:generator>LibreOffice/25.2.3.2$Windows_X86_64 LibreOffice_project/bbb074479178df812d175f709636b368952c2ce3</meta:generator>
    <dc:title>CATopalian True AI Centered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7"/>
  </office:meta>
</office:document-meta>
</file>